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b43a8" officeooo:paragraph-rsid="001b43a8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9T15:43:16.977000000</meta:creation-date>
    <dc:date>2020-06-29T15:44:05.863000000</dc:date>
    <meta:editing-duration>PT49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3.6.2$Windows_x86 LibreOffice_project/2196df99b074d8a661f4036fca8fa0cbfa33a497</meta:generator>
  </office:meta>
</office:document-meta>
</file>